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Helvetica Neue" svg:font-family="'Helvetica Neue', Helvetica, Arial, sans-serif"/>
    <style:font-face style:name="Times New Roman" svg:font-family="'Times New Roman', stixgeneral, serif"/>
    <style:font-face style:name="arial" svg:font-family="arial, helvetica, clean,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266c" officeooo:paragraph-rsid="0004266c"/>
    </style:style>
    <style:style style:name="P2" style:family="paragraph" style:parent-style-name="Text_20_body">
      <style:paragraph-properties fo:margin-left="0cm" fo:margin-right="0cm" fo:orphans="2" fo:widows="2" fo:text-indent="0cm" style:auto-text-indent="false"/>
      <style:text-properties officeooo:rsid="0004266c" officeooo:paragraph-rsid="0004266c"/>
    </style:style>
    <style:style style:name="P3" style:family="paragraph" style:parent-style-name="Text_20_body">
      <style:paragraph-properties fo:margin-left="0cm" fo:margin-right="0cm" fo:orphans="2" fo:widows="2" fo:text-indent="0cm" style:auto-text-indent="false"/>
      <style:text-properties fo:color="#ce181e" style:font-name="Times New Roman1" fo:font-size="11pt" fo:font-weight="bold" officeooo:rsid="00ca2fa1" officeooo:paragraph-rsid="0004266c" style:font-size-asian="11pt" style:font-weight-asian="bold" style:font-size-complex="11pt" style:font-weight-complex="bold"/>
    </style:style>
    <style:style style:name="P4" style:family="paragraph" style:parent-style-name="Text_20_body">
      <style:paragraph-properties fo:margin-left="0cm" fo:margin-right="0cm" fo:orphans="2" fo:widows="2" fo:text-indent="0cm" style:auto-text-indent="false"/>
      <style:text-properties fo:color="#000000" style:font-name="Times New Roman1" fo:font-size="11pt" fo:font-weight="normal" officeooo:rsid="00ca2fa1" officeooo:paragraph-rsid="0004266c" style:font-size-asian="11pt" style:font-weight-asian="normal" style:font-size-complex="11pt" style:font-weight-complex="normal"/>
    </style:style>
    <style:style style:name="P5" style:family="paragraph" style:parent-style-name="Text_20_body">
      <style:paragraph-properties fo:margin-left="0cm" fo:margin-right="0cm" fo:orphans="2" fo:widows="2" fo:text-indent="0cm" style:auto-text-indent="false"/>
      <style:text-properties officeooo:paragraph-rsid="0004266c"/>
    </style:style>
    <style:style style:name="P6" style:family="paragraph" style:parent-style-name="Text_20_body">
      <style:paragraph-properties fo:margin-left="0cm" fo:margin-right="0cm" fo:orphans="2" fo:widows="2" fo:text-indent="0cm" style:auto-text-indent="false"/>
      <style:text-properties fo:font-variant="normal" fo:text-transform="none" fo:color="#000000" style:font-name="Arial" fo:font-size="12pt" fo:letter-spacing="normal" fo:font-style="normal" fo:font-weight="normal" officeooo:rsid="00ca2fa1" officeooo:paragraph-rsid="0004266c" style:font-size-asian="11pt" style:font-weight-asian="normal" style:font-size-complex="11pt" style:font-weight-complex="normal"/>
    </style:style>
    <style:style style:name="P7"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1.25pt" fo:letter-spacing="normal" fo:font-style="normal" fo:font-weight="normal" officeooo:rsid="00ca2fa1" officeooo:paragraph-rsid="0004266c" style:font-size-asian="11pt" style:font-weight-asian="normal" style:font-size-complex="11pt" style:font-weight-complex="normal"/>
    </style:style>
    <style:style style:name="P8"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1.25pt" fo:letter-spacing="normal" fo:font-style="normal" fo:font-weight="normal" officeooo:rsid="00ca4117" officeooo:paragraph-rsid="0004266c" style:font-size-asian="11pt" style:font-size-complex="11pt"/>
    </style:style>
    <style:style style:name="P9" style:family="paragraph" style:parent-style-name="Text_20_body">
      <style:paragraph-properties fo:margin-left="0cm" fo:margin-right="0cm" fo:orphans="2" fo:widows="2" fo:text-indent="0cm" style:auto-text-indent="false"/>
      <style:text-properties style:font-name="Times New Roman1" fo:font-size="11pt" officeooo:rsid="00ca2fa1" officeooo:paragraph-rsid="0004266c" style:font-size-asian="11pt" style:font-size-complex="11pt"/>
    </style:style>
    <style:style style:name="P10" style:family="paragraph" style:parent-style-name="Heading_20_1">
      <style:paragraph-properties fo:margin-left="0cm" fo:margin-right="0cm" fo:orphans="2" fo:widows="2" fo:text-indent="0cm" style:auto-text-indent="false"/>
      <style:text-properties style:font-name="Times New Roman1" fo:font-size="11pt" officeooo:rsid="00ca2fa1" officeooo:paragraph-rsid="0004266c" style:font-size-asian="11pt" style:font-size-complex="11pt"/>
    </style:style>
    <style:style style:name="P11" style:family="paragraph" style:parent-style-name="Heading_20_1">
      <style:paragraph-properties fo:margin-left="0cm" fo:margin-right="0cm" fo:orphans="2" fo:widows="2" fo:text-indent="0cm" style:auto-text-indent="false"/>
      <style:text-properties fo:color="#000000" style:font-name="Times New Roman1" fo:font-size="11pt" fo:font-weight="normal" officeooo:rsid="00ca2fa1" officeooo:paragraph-rsid="0004266c" style:font-size-asian="11pt" style:font-weight-asian="normal" style:font-size-complex="11pt" style:font-weight-complex="normal"/>
    </style:style>
    <style:style style:name="T1" style:family="text">
      <style:text-properties fo:font-variant="normal" fo:text-transform="none" fo:color="#000000" style:font-name="Times New Roman" fo:font-size="11.25pt" fo:letter-spacing="normal" fo:font-style="normal" fo:font-weight="normal"/>
    </style:style>
    <style:style style:name="T2" style:family="text">
      <style:text-properties fo:font-variant="normal" fo:text-transform="none" fo:color="#000000" style:font-name="Times New Roman" fo:font-size="11.25pt" fo:letter-spacing="normal" fo:font-style="normal" fo:font-weight="normal" officeooo:rsid="00d12385" style:font-size-asian="11pt" style:font-size-complex="11pt"/>
    </style:style>
    <style:style style:name="T3" style:family="text">
      <style:text-properties fo:font-variant="normal" fo:text-transform="none" fo:color="#000000" style:font-name="Times New Roman" fo:font-size="11.25pt" fo:letter-spacing="normal" fo:font-style="normal" fo:font-weight="normal" officeooo:rsid="00ca4117" style:font-size-asian="11pt" style:font-size-complex="11pt"/>
    </style:style>
    <style:style style:name="T4" style:family="text">
      <style:text-properties fo:font-variant="normal" fo:text-transform="none" fo:color="#000000" style:font-name="Times New Roman" fo:font-size="11.25pt" fo:letter-spacing="normal" fo:font-style="normal" fo:font-weight="normal" officeooo:rsid="00ce7b59" style:font-size-asian="11pt" style:font-size-complex="11pt"/>
    </style:style>
    <style:style style:name="T5" style:family="text">
      <style:text-properties fo:font-variant="normal" fo:text-transform="none" fo:color="#000000" style:font-name="Times New Roman" fo:font-size="11.25pt" fo:letter-spacing="normal" fo:font-style="normal" fo:font-weight="normal" officeooo:rsid="00ca2fa1" style:font-size-asian="11pt" style:font-weight-asian="normal" style:font-size-complex="11pt" style:font-weight-complex="normal"/>
    </style:style>
    <style:style style:name="T6" style:family="text">
      <style:text-properties fo:font-variant="normal" fo:text-transform="none" fo:color="#000000" style:font-name="Times New Roman" fo:font-size="11.25pt" fo:letter-spacing="normal" fo:font-style="normal" fo:font-weight="normal" officeooo:rsid="00ca4117"/>
    </style:style>
    <style:style style:name="T7" style:family="text">
      <style:text-properties fo:font-variant="normal" fo:text-transform="none" fo:color="#000000" style:font-name="Times New Roman" fo:font-size="11.25pt" fo:letter-spacing="normal" fo:font-weight="normal"/>
    </style:style>
    <style:style style:name="T8" style:family="text">
      <style:text-properties fo:font-variant="normal" fo:text-transform="none" fo:color="#000000" style:font-name="Times New Roman" fo:font-size="11.25pt" fo:letter-spacing="normal" fo:font-weight="normal" officeooo:rsid="00ca4117" style:font-size-asian="11pt" style:font-size-complex="11pt"/>
    </style:style>
    <style:style style:name="T9" style:family="text">
      <style:text-properties fo:font-variant="normal" fo:text-transform="none" fo:color="#000000" style:font-name="arial" fo:font-size="12pt" fo:letter-spacing="normal" fo:font-style="normal" fo:font-weight="normal" officeooo:rsid="00ca2fa1" style:font-size-asian="11pt" style:font-weight-asian="normal" style:font-size-complex="11pt" style:font-weight-complex="normal"/>
    </style:style>
    <style:style style:name="T10" style:family="text">
      <style:text-properties fo:font-variant="normal" fo:text-transform="none" fo:color="#000000" style:font-name="arial" fo:font-size="12pt" fo:letter-spacing="normal" officeooo:rsid="00ca2fa1" style:font-size-asian="11pt" style:font-weight-asian="normal" style:font-size-complex="11pt" style:font-weight-complex="normal"/>
    </style:style>
    <style:style style:name="T11" style:family="text">
      <style:text-properties fo:font-variant="normal" fo:text-transform="none" fo:color="#000000" style:font-name="arial" fo:letter-spacing="normal"/>
    </style:style>
    <style:style style:name="T12" style:family="text">
      <style:text-properties fo:font-variant="normal" fo:text-transform="none" fo:color="#000000" fo:letter-spacing="normal"/>
    </style:style>
    <style:style style:name="T13" style:family="text">
      <style:text-properties fo:font-variant="normal" fo:text-transform="none" fo:color="#ce181e" style:font-name="arial" fo:letter-spacing="normal" fo:font-style="normal" fo:font-weight="bold" style:font-weight-asian="bold" style:font-weight-complex="bold"/>
    </style:style>
    <style:style style:name="T14" style:family="text">
      <style:text-properties fo:font-variant="normal" fo:text-transform="none" style:font-name="arial" fo:letter-spacing="normal" fo:font-style="normal"/>
    </style:style>
    <style:style style:name="T15" style:family="text">
      <style:text-properties fo:font-variant="normal" fo:text-transform="none" style:font-name="arial" fo:font-size="12pt" fo:letter-spacing="normal" fo:font-style="normal"/>
    </style:style>
    <style:style style:name="T16" style:family="text">
      <style:text-properties fo:font-variant="normal" fo:text-transform="none" style:font-name="Arial" fo:font-size="12pt" fo:letter-spacing="normal" fo:font-style="normal"/>
    </style:style>
    <style:style style:name="T17" style:family="text">
      <style:text-properties fo:font-variant="normal" fo:text-transform="none" fo:color="#666666" style:font-name="Times New Roman" fo:font-size="10.5pt" fo:letter-spacing="normal" fo:font-style="normal" fo:font-weight="bold" officeooo:rsid="00ca4117"/>
    </style:style>
    <style:style style:name="T18" style:family="text">
      <style:text-properties fo:font-variant="normal" fo:text-transform="none" fo:color="#642a8f" style:font-name="Times New Roman" fo:font-size="11.25pt" fo:letter-spacing="normal" fo:font-style="normal" fo:font-weight="normal" officeooo:rsid="00ca4117" style:font-size-asian="11pt" style:font-size-complex="11pt"/>
    </style:style>
    <style:style style:name="T19" style:family="text">
      <style:text-properties fo:font-variant="normal" fo:text-transform="none" fo:color="#333333" style:font-name="Helvetica Neue" fo:font-size="10.5pt" fo:letter-spacing="normal" fo:font-style="normal" fo:font-weight="normal" officeooo:rsid="00ce7b59" style:font-size-asian="11pt" style:font-size-complex="11pt"/>
    </style:style>
    <style:style style:name="T20" style:family="text">
      <style:text-properties fo:font-variant="normal" fo:text-transform="none" fo:color="#222222" style:font-name="sans-serif" fo:font-size="10.5pt" fo:letter-spacing="normal" fo:font-style="normal" fo:font-weight="normal" officeooo:rsid="00ce7b59" style:font-size-asian="11pt" style:font-size-complex="11pt"/>
    </style:style>
    <style:style style:name="T21"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ce7b59" style:text-blinking="false" style:font-size-asian="11pt" style:font-size-complex="11pt"/>
    </style:style>
    <style:style style:name="T22" style:family="text">
      <style:text-properties style:font-name="arial"/>
    </style:style>
    <style:style style:name="T23" style:family="text">
      <style:text-properties style:font-name="Times New Roman" fo:font-size="11.25pt"/>
    </style:style>
    <style:style style:name="T24" style:family="text">
      <style:text-properties style:font-name="Times New Roman" fo:font-size="11.25pt" officeooo:rsid="00ca4117"/>
    </style:style>
    <style:style style:name="T25" style:family="text">
      <style:text-properties fo:color="#000000" style:font-name="Times New Roman" fo:font-size="11.25pt" fo:letter-spacing="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iro</text:p>
      <text:p text:style-name="P3">VIROLOGIE : lundi 4 fevrier 2019</text:p>
      <text:h text:style-name="P10" text:outline-level="1"><text:span text:style-name="T13">Characterization of a novel member of the family </text:span><text:span text:style-name="Emphasis"><text:span text:style-name="T13">Caulimoviridae</text:span></text:span><text:span text:style-name="T13"> infecting </text:span><text:span text:style-name="Emphasis"><text:span text:style-name="T13">Dioscorea nummularia</text:span></text:span><text:span text:style-name="T13"> in the Pacific, which may represent a new genus of dsDNA plant viruses</text:span></text:h>
      <text:h text:style-name="P11" text:outline-level="1"><text:span text:style-name="T14">Caractérisation d'un nouveau membre de la famille </text:span><text:span text:style-name="Emphasis"><text:span text:style-name="T14">Caulimoviridae</text:span></text:span><text:span text:style-name="T14">infectant </text:span><text:span text:style-name="Emphasis"><text:span text:style-name="T14">Dioscorea nummularia</text:span></text:span><text:span text:style-name="T14"> dans le Pacifique, qui pourrait représenter un nouveau genre de virus de la plante dsDNA 2018</text:span></text:h>
      <text:p text:style-name="P4"><text:span text:style-name="T15">- </text:span><text:span text:style-name="T16">Les plantes poussent mieux dans les basses terres tropicales avec une température d'environ 26 - 34 ° C; une saison sèche bien définie de 2 à 5 mois; et des précipitations totales de 1 300 à 1 700 mm uniformément réparties sur le reste de l'année </text:span></text:p>
      <text:p text:style-name="P5"><text:span text:style-name="T9">Une espèce dioïque, à la fois mâles et femelles. </text:span><text:span text:style-name="T11"> </text:span><text:span text:style-name="T1">La production d'igname est la plus élevée en Afrique de l'Ouest, qui représente 95% de la production totale mondiale</text:span><text:span text:style-name="T9">,</text:span></text:p>
      <text:p text:style-name="P5"><text:span text:style-name="T9">La culture et l’amélioration de l’igname dans le Pacifique se heurtent à de nombreux problèmes agronomiques, notamment des pertes de rendement dues aux parasites et aux maladies, <text:s/></text:span><text:span text:style-name="T10"> </text:span><text:span text:style-name="T5">Cependant, à l'instar de nombreuses autres cultures à multiplication végétative telles que la canne à sucre, la banane, le manioc, les aroïdes et la patate douce, l'igname est exposée aux virus et à son accumulation. </text:span></text:p>
      <text:p text:style-name="P6"><text:span text:style-name="T22">- </text:span><text:span text:style-name="T23">Le génome de DNUaV comprenait 8139 pb et contenait quatre cadres de lecture ouverts (ORF) supposés. Les ORF 1 et 2 n'avaient pas de domaines conservés identifiables, tandis que l'ORF 3 avait des motifs conservés typiques des virus de la famille des </text:span><text:span text:style-name="Emphasis"><text:span text:style-name="T23">Caulimoviridae.</text:span></text:span><text:span text:style-name="T23">y compris la protéine d'enveloppe, la protéine de mouvement, la protéase aspartique, la transcriptase inverse et la ribonucléase H. </text:span></text:p>
      <text:p text:style-name="P7">Toutefois, sur la base de la similarité des séquences de nucléotides et de l'analyse phylogénétique, le DNUaV semble être un nouveau membre distinct de la famille et peut représenter un nouveau genre.</text:p>
      <text:p text:style-name="P6"><text:span text:style-name="T23">Les virus appartenant aux familles </text:span><text:span text:style-name="Emphasis"><text:span text:style-name="T23">alphaflexiviridae</text:span></text:span><text:span text:style-name="T22"> </text:span><text:span text:style-name="T23">(genre </text:span><text:span text:style-name="Emphasis"><text:span text:style-name="T23">Potexvirus</text:span></text:span><text:span text:style-name="T22"> </text:span><text:span text:style-name="T23">), </text:span><text:span text:style-name="Emphasis"><text:span text:style-name="T23">betaflexiviridae</text:span></text:span><text:span text:style-name="T22"> </text:span><text:span text:style-name="T23">(genre </text:span><text:span text:style-name="Emphasis"><text:span text:style-name="T23">Carlavirus</text:span></text:span><text:span text:style-name="T23">), </text:span><text:span text:style-name="Emphasis"><text:span text:style-name="T23">Bromoviridae</text:span></text:span><text:span text:style-name="T22"> </text:span><text:span text:style-name="T23">(genre </text:span><text:span text:style-name="Emphasis"><text:span text:style-name="T23">Cucumovirus</text:span></text:span><text:span text:style-name="T22"> </text:span><text:span text:style-name="T23">), </text:span><text:span text:style-name="Emphasis"><text:span text:style-name="T23">Caulimoviridae</text:span></text:span><text:span text:style-name="T22"> </text:span><text:span text:style-name="T23">(genre </text:span><text:span text:style-name="Emphasis"><text:span text:style-name="T23">Badnavirus</text:span></text:span><text:span text:style-name="T22"> </text:span><text:span text:style-name="T23">) </text:span><text:span text:style-name="T24">(sont les moins étudiés- complexité- variabilité virale – séquence virale intégrée dans le génome de l’hote)</text:span><text:span text:style-name="T23">, </text:span><text:span text:style-name="Emphasis"><text:span text:style-name="T23">Potyviridae</text:span></text:span><text:span text:style-name="T22"> </text:span><text:span text:style-name="T23">(genre </text:span><text:span text:style-name="Emphasis"><text:span text:style-name="T23">Macluravirus</text:span></text:span><text:span text:style-name="T22"> </text:span><text:span text:style-name="T23">et </text:span><text:span text:style-name="Emphasis"><text:span text:style-name="T23">Potyvirus</text:span></text:span><text:span text:style-name="T22"> </text:span><text:span text:style-name="T23">), </text:span><text:span text:style-name="Emphasis"><text:span text:style-name="T23">secoviridae</text:span></text:span><text:span text:style-name="T22"> </text:span><text:span text:style-name="T23">(genre </text:span><text:span text:style-name="Emphasis"><text:span text:style-name="T23">Comovirus</text:span></text:span><text:span text:style-name="T22"> </text:span><text:span text:style-name="T23">et </text:span><text:span text:style-name="Emphasis"><text:span text:style-name="T23">Fabavirus</text:span></text:span><text:span text:style-name="T22"> </text:span><text:span text:style-name="T23">) et </text:span><text:span text:style-name="Emphasis"><text:span text:style-name="T23">Tombusviridae</text:span></text:span><text:span text:style-name="T22"> </text:span><text:span text:style-name="T23">(genre </text:span><text:span text:style-name="Emphasis"><text:span text:style-name="T23">Aureusvirus</text:span></text:span><text:span text:style-name="T22"> </text:span><text:span text:style-name="T23">) sont connus pour infecter les ignames </text:span></text:p>
      <text:p text:style-name="P9"><text:span text:style-name="T12"> </text:span><text:span text:style-name="T1">Six des genres, à savoir </text:span><text:span text:style-name="Emphasis"><text:span text:style-name="T25">Caulimovirus</text:span></text:span><text:span text:style-name="T1">, </text:span><text:span text:style-name="Emphasis"><text:span text:style-name="T25">Cavemovirus</text:span></text:span><text:span text:style-name="T12"> </text:span><text:span text:style-name="T1">, </text:span><text:span text:style-name="Emphasis"><text:span text:style-name="T25">Petuvirus</text:span></text:span><text:span text:style-name="T12"> </text:span><text:span text:style-name="T1">, </text:span><text:span text:style-name="Emphasis"><text:span text:style-name="T25">Rosadnavirus</text:span></text:span><text:span text:style-name="T12"> </text:span><text:span text:style-name="T1">, </text:span><text:span text:style-name="Emphasis"><text:span text:style-name="T25">Soymovirus</text:span></text:span><text:span text:style-name="T12"> </text:span><text:span text:style-name="T1">et </text:span><text:span text:style-name="Emphasis"><text:span text:style-name="T25">Solendovirus</text:span></text:span><text:span text:style-name="T12"> </text:span><text:span text:style-name="T1">ont des virions isométriques de 52 nm de diamètre, tandis que deux genres, </text:span><text:span text:style-name="Emphasis"><text:span text:style-name="T25">Badnavirus</text:span></text:span><text:span text:style-name="T12"> </text:span><text:span text:style-name="T1">et </text:span><text:span text:style-name="Emphasis"><text:span text:style-name="T25">Tungrovirus</text:span></text:span><text:span text:style-name="T12"> </text:span><text:span text:style-name="T1">, ont des virions bacilliformes de 30 x 130 à 150 nm,</text:span></text:p>
      <text:p text:style-name="P9"><text:span text:style-name="T1">Tous les membres de la famille ont un génome compris entre 7,2 et 9,2 kb avec la capacité de codage sur le brin plus. À ce jour, seules des espèces appartenant au genre </text:span><text:span text:style-name="Emphasis"><text:span text:style-name="T7">Badnavirus</text:span></text:span><text:span text:style-name="T1"> ont été identifiées parmi les ignames, à savoir le virus Dioscorea bacilliform alata (DBALV), le virus DBALV2, le virus Dioscorea bacilliforme esculenta (DBESV), le virus Dioscorea bacilliform rotundata 1, le virus de la sansibarensis (DBSNV) et Dioscorea virus bacilliforme de trifida (DBTRV</text:span><text:span text:style-name="T6">),</text:span></text:p>
      <text:p text:style-name="P8"><text:soft-page-break/>En 2014, un projet a été lancé pour caractériser la diversité des badnavirus infectant les ignames dans la région du Pacifique</text:p>
      <text:p text:style-name="P5"><text:span text:style-name="T3">. </text:span><text:span text:style-name="Strong_20_Emphasis"><text:span text:style-name="T17">Alignements des séquences d'acides aminés des motifs conservés dans les protéines du type type de chaque genre de la famille des </text:span></text:span><text:span text:style-name="Emphasis"><text:span text:style-name="T17">Caulimoviridae</text:span></text:span><text:span text:style-name="Strong_20_Emphasis"><text:span text:style-name="T17"> ,</text:span></text:span></text:p>
      <text:p text:style-name="P5"><text:span text:style-name="Strong_20_Emphasis"><text:span text:style-name="T17">L'analyse phylogénétique utilisant la méthode du maximum de vraisemblance suivant l'alignement de ClustalW dans MEGA7 (29) permet de déduire des relations évolutives de DNUaV.</text:span></text:span></text:p>
      <text:p text:style-name="P5"><text:span text:style-name="Strong_20_Emphasis"><text:span text:style-name="T3">Cependant, des analyses phylogénétiques utilisant soit des séquences partielles codant pour la RT / RNase H (</text:span></text:span><text:a xlink:type="simple" xlink:href="https://www.ncbi.nlm.nih.gov/pmc/articles/PMC6135502/figure/pone.0203038.g003/" office:target-frame-name="figure" xlink:show="replace" text:style-name="Internet_20_link" text:visited-style-name="Visited_20_Internet_20_Link"><text:span text:style-name="Strong_20_Emphasis"><text:span text:style-name="T18">figure 3A</text:span></text:span></text:a><text:span text:style-name="Strong_20_Emphasis"><text:span text:style-name="T3"> ), soitdes séquences du gène</text:span></text:span><text:span text:style-name="Emphasis"><text:span text:style-name="T8"> pol</text:span></text:span><text:span text:style-name="Strong_20_Emphasis"><text:span text:style-name="T3"> (</text:span></text:span><text:a xlink:type="simple" xlink:href="https://www.ncbi.nlm.nih.gov/pmc/articles/PMC6135502/figure/pone.0203038.g003/" office:target-frame-name="figure" xlink:show="replace" text:style-name="Internet_20_link" text:visited-style-name="Visited_20_Internet_20_Link"><text:span text:style-name="Strong_20_Emphasis"><text:span text:style-name="T18">figure 3B</text:span></text:span></text:a><text:span text:style-name="Strong_20_Emphasis"><text:span text:style-name="T3"> ), indiquent que le DNUaV est basal et distinct des badnavirus, formant un clade distinct entre le seul membre de le genre</text:span></text:span><text:span text:style-name="Emphasis"><text:span text:style-name="T8"> Tungrovirus</text:span></text:span><text:span text:style-name="Strong_20_Emphasis"><text:span text:style-name="T3"> , RTBV et le genre</text:span></text:span><text:span text:style-name="Emphasis"><text:span text:style-name="T8">Badnavirus</text:span></text:span><text:span text:style-name="Strong_20_Emphasis"><text:span text:style-name="T3"> . Cela suggère que DNUaV pourrait appartenir à un nouveau genre distinct de la famille des</text:span></text:span><text:span text:style-name="Emphasis"><text:span text:style-name="T8">Caulimoviridae</text:span></text:span><text:span text:style-name="Strong_20_Emphasis"><text:span text:style-name="T3"> .</text:span></text:span></text:p>
      <text:p text:style-name="P5"><text:span text:style-name="Strong_20_Emphasis"><text:span text:style-name="T3"/></text:span></text:p>
      <text:p text:style-name="P5"><text:span text:style-name="Strong_20_Emphasis"><text:span text:style-name="T4">Clonage </text:span></text:span></text:p>
      <text:p text:style-name="P5"><text:span text:style-name="Strong_20_Emphasis"><text:span text:style-name="T19">Le premier clonage fut réalisé en 1972 par Paul Berg qui partagea le prix Nobel de chimie en 1980 avec Walter Gilbert et Frederick Sanger. </text:span></text:span></text:p>
      <text:p text:style-name="P5"><text:span text:style-name="Strong_20_Emphasis"><text:span text:style-name="T20">d'autre part, une technique de </text:span></text:span><text:a xlink:type="simple" xlink:href="https://fr.wikipedia.org/wiki/Biologie_moléculaire" text:style-name="Internet_20_link" text:visited-style-name="Visited_20_Internet_20_Link"><text:span text:style-name="Strong_20_Emphasis"><text:span text:style-name="T21">biologie moléculaire</text:span></text:span></text:a><text:span text:style-name="Strong_20_Emphasis"><text:span text:style-name="T20"> qui consiste à isoler un fragment d'ADN et à le multiplier à l'identique en l'« insérant » dans une molécule d'ADN « porteuse » appelée </text:span></text:span><text:a xlink:type="simple" xlink:href="https://fr.wikipedia.org/wiki/Vecteur_(biologie)" text:style-name="Internet_20_link" text:visited-style-name="Visited_20_Internet_20_Link"><text:span text:style-name="Strong_20_Emphasis"><text:span text:style-name="T21">vecteur</text:span></text:span></text:a><text:span text:style-name="Strong_20_Emphasis"><text:span text:style-name="T20"> permettant son amplification. Cette technique de biologie moléculaire peut être utilisée pour un clonage partiel, ne portant que sur un fragment de matériel génétique (ADN), mais aussi pour le clonage d'un gène entier permettant la production de la </text:span></text:span><text:a xlink:type="simple" xlink:href="https://fr.wikipedia.org/wiki/Protéine" text:style-name="Internet_20_link" text:visited-style-name="Visited_20_Internet_20_Link"><text:span text:style-name="Strong_20_Emphasis"><text:span text:style-name="T21">protéine</text:span></text:span></text:a><text:span text:style-name="Strong_20_Emphasis"><text:span text:style-name="T20"> recombinante correspondante. L'« insertion » est souvent réalisée à l'aide d'un </text:span></text:span><text:a xlink:type="simple" xlink:href="https://fr.wikipedia.org/wiki/Vecteur_(biologie)" text:style-name="Internet_20_link" text:visited-style-name="Visited_20_Internet_20_Link"><text:span text:style-name="Strong_20_Emphasis"><text:span text:style-name="T21">vecteur</text:span></text:span></text:a><text:span text:style-name="Strong_20_Emphasis"><text:span text:style-name="T20">, les plus communément utilisés étant les </text:span></text:span><text:a xlink:type="simple" xlink:href="https://fr.wikipedia.org/wiki/Virus" text:style-name="Internet_20_link" text:visited-style-name="Visited_20_Internet_20_Link"><text:span text:style-name="Strong_20_Emphasis"><text:span text:style-name="T21">virus</text:span></text:span></text:a><text:span text:style-name="Strong_20_Emphasis"><text:span text:style-name="T20"> ou les </text:span></text:span><text:a xlink:type="simple" xlink:href="https://fr.wikipedia.org/wiki/Plasmides" text:style-name="Internet_20_link" text:visited-style-name="Visited_20_Internet_20_Link"><text:span text:style-name="Strong_20_Emphasis"><text:span text:style-name="T21">plasmides</text:span></text:span></text:a><text:span text:style-name="Strong_20_Emphasis"><text:span text:style-name="T20"> (petites molécules d'ADN cycliques).</text:span></text:span></text:p>
      <text:p text:style-name="P2"><text:span text:style-name="Strong_20_Emphasis"><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Helvetica Neue" svg:font-family="'Helvetica Neue', Helvetica, Arial, sans-serif"/>
    <style:font-face style:name="Times New Roman" svg:font-family="'Times New Roman', stixgeneral, serif"/>
    <style:font-face style:name="arial" svg:font-family="arial, helvetica, clean,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Tahoma" style:font-family-asian="Tahoma"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2T13:49:22.653221615</meta:creation-date>
    <dc:date>2019-02-12T13:49:38.921843607</dc:date>
    <meta:editing-duration>PT16S</meta:editing-duration>
    <meta:editing-cycles>1</meta:editing-cycles>
    <meta:document-statistic meta:table-count="0" meta:image-count="0" meta:object-count="0" meta:page-count="2" meta:paragraph-count="19" meta:word-count="730" meta:character-count="4666" meta:non-whitespace-character-count="3944"/>
    <meta:generator>LibreOffice/6.1.4.2$Linux_X86_64 LibreOffice_project/10$Build-2</meta:generator>
  </office:meta>
</office:document-meta>
</file>